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/>
    <style:font-face style:name="FreeSans1" svg:font-family="FreeSans" style:font-family-generic="swiss"/>
    <style:font-face style:name="MathJax_Main1" svg:font-family="MathJax_Main" style:font-pitch="variable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font-size="14pt" style:text-underline-style="none" officeooo:rsid="0012058b" officeooo:paragraph-rsid="0012058b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2058b" officeooo:paragraph-rsid="0012058b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MathJax_Main1" officeooo:paragraph-rsid="00240cc9"/>
    </style:style>
    <style:style style:name="P4" style:family="paragraph" style:parent-style-name="Table_20_Contents">
      <style:paragraph-properties fo:text-align="start" style:justify-single-word="false"/>
      <style:text-properties style:font-name="MathJax_Main1" officeooo:paragraph-rsid="00258db7"/>
    </style:style>
    <style:style style:name="P5" style:family="paragraph" style:parent-style-name="Table_20_Contents">
      <style:paragraph-properties fo:text-align="start" style:justify-single-word="false"/>
      <style:text-properties style:font-name="MathJax_Main1" officeooo:rsid="00260c61" officeooo:paragraph-rsid="00260c61"/>
    </style:style>
    <style:style style:name="P6" style:family="paragraph" style:parent-style-name="Table_20_Contents">
      <style:paragraph-properties fo:text-align="start" style:justify-single-word="false"/>
      <style:text-properties style:font-name="MathJax_Main1" officeooo:rsid="00260c61" officeooo:paragraph-rsid="002a0a64"/>
    </style:style>
    <style:style style:name="P7" style:family="paragraph" style:parent-style-name="Table_20_Contents">
      <style:paragraph-properties fo:text-align="start" style:justify-single-word="false"/>
      <style:text-properties style:font-name="MathJax_Main1" officeooo:rsid="00260c61" officeooo:paragraph-rsid="00260c61" style:font-name-asian="MathJax_Main" style:font-name-complex="MathJax_Main"/>
    </style:style>
    <style:style style:name="P8" style:family="paragraph" style:parent-style-name="Table_20_Contents">
      <style:paragraph-properties fo:text-align="start" style:justify-single-word="false"/>
      <style:text-properties style:font-name="MathJax_Main" officeooo:rsid="00260c61" officeooo:paragraph-rsid="00260c61" style:font-name-asian="MathJax_Main" style:font-name-complex="MathJax_Main"/>
    </style:style>
    <style:style style:name="P9" style:family="paragraph" style:parent-style-name="Standard">
      <style:paragraph-properties fo:text-align="start" style:justify-single-word="false"/>
      <style:text-properties fo:font-style="italic" officeooo:rsid="0012058b" officeooo:paragraph-rsid="0012058b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fo:font-style="italic" officeooo:rsid="0012058b" officeooo:paragraph-rsid="0012058b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800000" fo:font-size="20pt" fo:font-style="italic" style:text-underline-style="solid" style:text-underline-width="auto" style:text-underline-color="font-color" fo:font-weight="bold" officeooo:rsid="0012058b" officeooo:paragraph-rsid="00240cc9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800000" fo:font-size="20pt" fo:font-style="italic" style:text-underline-style="solid" style:text-underline-width="auto" style:text-underline-color="font-color" fo:font-weight="bold" officeooo:rsid="0012058b" officeooo:paragraph-rsid="0027ba3a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800000" fo:font-size="12pt" fo:font-style="italic" style:text-underline-style="solid" style:text-underline-width="auto" style:text-underline-color="font-color" fo:font-weight="bold" officeooo:rsid="0012058b" officeooo:paragraph-rsid="00240cc9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800000" fo:font-size="15pt" fo:font-style="normal" style:text-underline-style="none" fo:font-weight="normal" officeooo:rsid="0027ba3a" officeooo:paragraph-rsid="002a0a64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00" fo:font-size="15pt" fo:font-style="normal" style:text-underline-style="none" fo:font-weight="normal" officeooo:rsid="0027ba3a" officeooo:paragraph-rsid="0028f063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800000" fo:font-size="15pt" fo:font-style="normal" style:text-underline-style="none" fo:font-weight="normal" officeooo:rsid="0027ba3a" officeooo:paragraph-rsid="00332336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fo:color="#800000" fo:font-size="15pt" fo:font-style="normal" style:text-underline-style="none" fo:font-weight="normal" officeooo:rsid="0027ba3a" officeooo:paragraph-rsid="0027ba3a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fo:color="#800000" fo:font-size="15pt" fo:font-style="normal" style:text-underline-style="none" fo:font-weight="normal" officeooo:rsid="0027ba3a" officeooo:paragraph-rsid="0028f063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text-align="end" style:justify-single-word="false"/>
      <style:text-properties fo:color="#800000" fo:font-size="15pt" fo:font-style="normal" style:text-underline-style="none" fo:font-weight="normal" officeooo:rsid="0027ba3a" officeooo:paragraph-rsid="002a0a64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fo:color="#800000" fo:font-size="15pt" fo:font-style="normal" style:text-underline-style="none" fo:font-weight="normal" officeooo:rsid="0027ba3a" officeooo:paragraph-rsid="002b373d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fo:color="#800000" fo:font-size="15pt" fo:font-style="normal" style:text-underline-style="none" fo:font-weight="normal" officeooo:rsid="0027ba3a" officeooo:paragraph-rsid="002daf3c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end" style:justify-single-word="false"/>
      <style:text-properties fo:color="#800000" fo:font-size="15pt" fo:font-style="normal" style:text-underline-style="none" fo:font-weight="normal" officeooo:rsid="0027ba3a" officeooo:paragraph-rsid="00332336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2058b" officeooo:paragraph-rsid="00240cc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7ba3a" officeooo:paragraph-rsid="0027ba3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7ba3a" officeooo:paragraph-rsid="0027ba3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7ba3a" officeooo:paragraph-rsid="002a0a6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fo:font-weight="normal" officeooo:rsid="00316ed9" officeooo:paragraph-rsid="00316ed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f84d" officeooo:paragraph-rsid="0012058b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f84d" officeooo:paragraph-rsid="00258db7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paragraph-rsid="0027ba3a"/>
    </style:style>
    <style:style style:name="P31" style:family="paragraph" style:parent-style-name="Standard">
      <style:text-properties officeooo:rsid="0027ba3a" officeooo:paragraph-rsid="0027ba3a"/>
    </style:style>
    <style:style style:name="P32" style:family="paragraph" style:parent-style-name="Standard">
      <style:paragraph-properties fo:text-align="start" style:justify-single-word="false"/>
      <style:text-properties style:font-name="MathJax_Math" officeooo:paragraph-rsid="0027ba3a"/>
    </style:style>
    <style:style style:name="P33" style:family="paragraph" style:parent-style-name="Standard">
      <style:text-properties style:font-name="MathJax_Main1" fo:font-size="12pt"/>
    </style:style>
    <style:style style:name="P34" style:family="paragraph" style:parent-style-name="Standard">
      <style:paragraph-properties fo:text-align="start" style:justify-single-word="false"/>
      <style:text-properties style:font-name="MathJax_Main1" fo:font-size="12pt" officeooo:rsid="00258db7" officeooo:paragraph-rsid="0027ba3a" style:font-name-asian="Noto Sans CJK SC Regular" style:font-name-complex="FreeSans"/>
    </style:style>
    <style:style style:name="P35" style:family="paragraph" style:parent-style-name="Standard">
      <style:paragraph-properties fo:text-align="start" style:justify-single-word="false"/>
      <style:text-properties style:font-name="MathJax_Main1" fo:font-size="12pt" officeooo:rsid="00258db7" officeooo:paragraph-rsid="002daf3c" style:font-name-asian="Noto Sans CJK SC Regular" style:font-name-complex="FreeSans"/>
    </style:style>
    <style:style style:name="P36" style:family="paragraph" style:parent-style-name="Standard">
      <style:paragraph-properties fo:text-align="start" style:justify-single-word="false"/>
      <style:text-properties style:font-name="MathJax_Main1" fo:font-size="12pt" officeooo:paragraph-rsid="00332336"/>
    </style:style>
    <style:style style:name="P37" style:family="paragraph" style:parent-style-name="Standard">
      <style:paragraph-properties fo:text-align="start" style:justify-single-word="false"/>
      <style:text-properties style:font-name="MathJax_Main1" officeooo:paragraph-rsid="002b373d"/>
    </style:style>
    <style:style style:name="P38" style:family="paragraph" style:parent-style-name="Standard">
      <style:text-properties style:font-name="MathJax_Main1" officeooo:paragraph-rsid="00316ed9"/>
    </style:style>
    <style:style style:name="P39" style:family="paragraph" style:parent-style-name="Standard">
      <style:text-properties officeooo:paragraph-rsid="002b373d"/>
    </style:style>
    <style:style style:name="P40" style:family="paragraph" style:parent-style-name="Standard">
      <style:text-properties officeooo:paragraph-rsid="002daf3c"/>
    </style:style>
    <style:style style:name="P41" style:family="paragraph" style:parent-style-name="Standard">
      <style:text-properties officeooo:paragraph-rsid="00332336"/>
    </style:style>
    <style:style style:name="P42" style:family="paragraph" style:parent-style-name="Standard">
      <style:text-properties style:font-name="MathJax_Main1" fo:font-size="12pt"/>
    </style:style>
    <style:style style:name="T1" style:family="text">
      <style:text-properties fo:color="#990000" fo:font-weight="bold" style:font-weight-asian="bold" style:font-weight-complex="bold"/>
    </style:style>
    <style:style style:name="T2" style:family="text">
      <style:text-properties fo:color="#990000" fo:font-weight="bold" officeooo:rsid="00240cc9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6f8d" style:font-weight-asian="bold" style:font-weight-complex="bold"/>
    </style:style>
    <style:style style:name="T6" style:family="text">
      <style:text-properties officeooo:rsid="00240cc9"/>
    </style:style>
    <style:style style:name="T7" style:family="text">
      <style:text-properties officeooo:rsid="00258db7"/>
    </style:style>
    <style:style style:name="T8" style:family="text">
      <style:text-properties style:font-name="MathJax_Main" style:font-name-asian="MathJax_Main" style:font-name-complex="MathJax_Main"/>
    </style:style>
    <style:style style:name="T9" style:family="text">
      <style:text-properties style:font-name="MathJax_Main" officeooo:rsid="00258db7" style:font-name-asian="MathJax_Main" style:font-name-complex="MathJax_Main"/>
    </style:style>
    <style:style style:name="T10" style:family="text">
      <style:text-properties style:font-name="MathJax_Main" officeooo:rsid="002a0a64" style:font-name-asian="MathJax_Main" style:font-name-complex="MathJax_Main"/>
    </style:style>
    <style:style style:name="T11" style:family="text">
      <style:text-properties style:font-name-asian="MathJax_Main" style:font-name-complex="MathJax_Main"/>
    </style:style>
    <style:style style:name="T12" style:family="text">
      <style:text-properties officeooo:rsid="00258db7" style:font-name-asian="MathJax_Main" style:font-name-complex="MathJax_Main"/>
    </style:style>
    <style:style style:name="T13" style:family="text">
      <style:text-properties officeooo:rsid="00240cc9" style:font-name-asian="MathJax_Main" style:font-name-complex="MathJax_Main"/>
    </style:style>
    <style:style style:name="T14" style:family="text">
      <style:text-properties style:font-name-asian="Noto Sans CJK SC Regular" style:font-name-complex="FreeSans"/>
    </style:style>
    <style:style style:name="T15" style:family="text">
      <style:text-properties officeooo:rsid="00240cc9" style:font-name-asian="Noto Sans CJK SC Regular" style:font-name-complex="FreeSans"/>
    </style:style>
    <style:style style:name="T16" style:family="text">
      <style:text-properties officeooo:rsid="00258db7" style:font-name-asian="Noto Sans CJK SC Regular" style:font-name-complex="FreeSans"/>
    </style:style>
    <style:style style:name="T17" style:family="text">
      <style:text-properties officeooo:rsid="00332336" style:font-name-asian="Noto Sans CJK SC Regular" style:font-name-complex="FreeSans"/>
    </style:style>
    <style:style style:name="T18" style:family="text">
      <style:text-properties officeooo:rsid="0027ba3a"/>
    </style:style>
    <style:style style:name="T19" style:family="text">
      <style:text-properties fo:font-size="12pt"/>
    </style:style>
    <style:style style:name="T20" style:family="text">
      <style:text-properties fo:font-size="12pt" officeooo:rsid="00258db7" style:font-name-asian="Noto Sans CJK SC Regular" style:font-name-complex="FreeSans"/>
    </style:style>
    <style:style style:name="T21" style:family="text">
      <style:text-properties fo:font-size="12pt" officeooo:rsid="002a0a64" style:font-name-asian="Noto Sans CJK SC Regular" style:font-name-complex="FreeSans"/>
    </style:style>
    <style:style style:name="T22" style:family="text">
      <style:text-properties fo:font-size="12pt" officeooo:rsid="002ba85e" style:font-name-asian="Noto Sans CJK SC Regular" style:font-name-complex="FreeSans"/>
    </style:style>
    <style:style style:name="T23" style:family="text">
      <style:text-properties fo:font-size="12pt" officeooo:rsid="00316ed9" style:font-name-asian="Noto Sans CJK SC Regular" style:font-name-complex="FreeSans"/>
    </style:style>
    <style:style style:name="T24" style:family="text">
      <style:text-properties fo:font-size="12pt" officeooo:rsid="00303563"/>
    </style:style>
    <style:style style:name="T25" style:family="text">
      <style:text-properties fo:font-size="12pt" officeooo:rsid="00316ed9"/>
    </style:style>
    <style:style style:name="T26" style:family="text">
      <style:text-properties officeooo:rsid="002a0a64"/>
    </style:style>
    <style:style style:name="T27" style:family="text">
      <style:text-properties officeooo:rsid="002b373d"/>
    </style:style>
    <style:style style:name="T28" style:family="text">
      <style:text-properties officeooo:rsid="002daf3c"/>
    </style:style>
    <style:style style:name="T29" style:family="text">
      <style:text-properties officeooo:rsid="00316ed9"/>
    </style:style>
    <style:style style:name="T30" style:family="text">
      <style:text-properties officeooo:rsid="003323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nal BENAISSA – <text:span text:style-name="T6">Jules DIARD</text:span></text:p>
      <text:p text:style-name="P9"/>
      <text:p text:style-name="P11">Expressions de requ<text:span text:style-name="T6">ê</text:span>tes en calcul predicatif <text:s text:c="22"/></text:p>
      <text:p text:style-name="P13"/>
      <text:p text:style-name="P19">Question <text:span text:style-name="T26">1</text:span></text:p>
      <text:p text:style-name="P23"/>
      <text:p text:style-name="P23">select prenomEnf, <text:span text:style-name="T6">a</text:span>geEnf from LesEnfants;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6">{ a | </text:span><text:span text:style-name="T12">∃</text:span><text:span text:style-name="T6">b </text:span><text:span text:style-name="T13">∈</text:span><text:span text:style-name="T15"> </text:span><text:span text:style-name="T16">LesEnfants, a.prenomEnf = b.prenomEnf </text:span><text:span text:style-name="T9">∧</text:span><text:span text:style-name="T16"> a.ageEnf = b.ageEnf }</text:span></text:p>
          </table:table-cell>
        </table:table-row>
      </table:table>
      <text:p text:style-name="P9"/>
      <text:p text:style-name="P28">LesActivites[prenomEnf,nomAct] / LesActivites[nomAc<text:span text:style-name="T7">t] </text:span></text:p>
      <text:p text:style-name="P29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6">{ a | </text:span><text:span text:style-name="T12">∃</text:span><text:span text:style-name="T6">b </text:span><text:span text:style-name="T13">∈</text:span><text:span text:style-name="T15"> </text:span><text:span text:style-name="T16">LesActivites, </text:span><text:span text:style-name="T9"> ∀</text:span><text:span text:style-name="T16"> c </text:span><text:span text:style-name="T13">∈</text:span><text:span text:style-name="T15"> </text:span><text:span text:style-name="T16">LesActivites, a.prenomEnf = b.prenomEnf </text:span><text:span text:style-name="T9">∧</text:span><text:span text:style-name="T16"> b.nomAct = c.nomAct }</text:span></text:p>
          </table:table-cell>
        </table:table-row>
      </table:table>
      <text:p text:style-name="P29"/>
      <text:p text:style-name="P29">select prenomEnf from LesActivites group by prenomEnf having count(distinct nom<text:span text:style-name="T7">Act) =2</text:span></text:p>
      <text:p text:style-name="P29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T16">R</text:span><text:span text:style-name="T14">1 = { a | </text:span><text:span text:style-name="T12">∃</text:span><text:span text:style-name="T14">b </text:span><text:span text:style-name="T13">∈ </text:span><text:span text:style-name="T11">LesActivites, </text:span><text:span text:style-name="T12">∃</text:span><text:span text:style-name="T11">c </text:span><text:span text:style-name="T13">∈ </text:span><text:span text:style-name="T11">LesActivites, </text:span></text:p>
            <text:p text:style-name="P7"><text:s text:c="13"/>a.prenomEnf = b. prenomEnf </text:p>
            <text:p text:style-name="P5"><text:span text:style-name="T9"><text:s text:c="12"/>∧ </text:span><text:span text:style-name="T8">b.prenomEnf = c.prenomEnf</text:span></text:p>
            <text:p text:style-name="P5"><text:span text:style-name="T9"><text:s text:c="12"/>∧ </text:span><text:span text:style-name="T8">b.nomAct ≠ c.nomAct }</text:span></text:p>
            <text:p text:style-name="P8"/>
            <text:p text:style-name="P6"><text:span text:style-name="T8">R2 = { a | </text:span><text:span text:style-name="T12">∃</text:span><text:span text:style-name="T14">b </text:span><text:span text:style-name="T13">∈ </text:span><text:span text:style-name="T11">LesActivites, </text:span><text:span text:style-name="T12">∃</text:span><text:span text:style-name="T11">c </text:span><text:span text:style-name="T13">∈ </text:span><text:span text:style-name="T11">LesActivites, </text:span><text:span text:style-name="T12">∃</text:span><text:span text:style-name="T8">d</text:span><text:span text:style-name="T11"> </text:span><text:span text:style-name="T13">∈ </text:span><text:span text:style-name="T11">LesActivites,</text:span></text:p>
            <text:p text:style-name="P7"><text:s text:c="13"/>a.prenomEnf = d. prenomEnf </text:p>
            <text:p text:style-name="P5"><text:span text:style-name="T11"><text:s text:c="12"/></text:span><text:span text:style-name="T9">∧ </text:span><text:span text:style-name="T8">b</text:span><text:span text:style-name="T11">.prenomEnf = c. prenomEnf </text:span></text:p>
            <text:p text:style-name="P5"><text:span text:style-name="T9"><text:s text:c="12"/>∧ </text:span><text:span text:style-name="T8">b</text:span><text:span text:style-name="T11">.prenomEnf = d. prenomEnf</text:span></text:p>
            <text:p text:style-name="P5"><text:span text:style-name="T11"><text:s text:c="12"/></text:span><text:span text:style-name="T9">∧ </text:span><text:span text:style-name="T8">b.nomAct ≠ c.nomAct </text:span></text:p>
            <text:p text:style-name="P5"><text:span text:style-name="T8"><text:s text:c="12"/></text:span><text:span text:style-name="T9">∧ </text:span><text:span text:style-name="T8">b.nomAct ≠ d.nomAct </text:span></text:p>
            <text:p text:style-name="P5"><text:span text:style-name="T8"><text:s text:c="12"/></text:span><text:span text:style-name="T9">∧ </text:span><text:span text:style-name="T8">c.nomAct ≠ d.nomAct }</text:span></text:p>
            <text:p text:style-name="P8"/>
            <text:p text:style-name="P5"><text:span text:style-name="T8">R = R</text:span><text:span text:style-name="T10">1</text:span><text:span text:style-name="T8"> - R</text:span><text:span text:style-name="T10">2</text:span></text:p>
          </table:table-cell>
        </table:table-row>
      </table:table>
      <text:p text:style-name="P29"/>
      <text:p text:style-name="P12"><text:span text:style-name="T18">Programmes Datalog <text:s text:c="36"/></text:span><text:s text:c="23"/></text:p>
      <text:p text:style-name="P12"/>
      <text:p text:style-name="P17">Question <text:span text:style-name="T26">2</text:span></text:p>
      <text:p text:style-name="P25">1/</text:p>
      <text:p text:style-name="P25"/>
      <table:table table:name="Table5" table:style-name="Table5">
        <table:table-column table:style-name="Table5.A"/>
        <table:table-row>
          <table:table-cell table:style-name="Table5.A1" office:value-type="string">
            <text:p text:style-name="P34">/assert lesEnfants (alice, alison, parent, 5).</text:p>
            <text:p text:style-name="P34">/assert lesResponsables (alison, grenoble, 0766554411).</text:p>
          </table:table-cell>
        </table:table-row>
      </table:table>
      <text:p text:style-name="P12"/>
      <text:p text:style-name="P12"/>
      <text:p text:style-name="P12"><text:soft-page-break/></text:p>
      <text:p text:style-name="P24">2/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4">/assert lesEnfants (margaux, thomas, tuteur, 10).</text:p>
            <text:p text:style-name="P34">/assert lesEnfants (matilde, thomas, parent, 12).</text:p>
            <text:p text:style-name="P34">/assert lesResponsables (thomas, vizille, 0445541444).</text:p>
          </table:table-cell>
        </table:table-row>
      </table:table>
      <text:p text:style-name="P30"/>
      <text:p text:style-name="P31">3/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4">/assert lesActivites (pingpong, 23122015, alex, alice).</text:p>
            <text:p text:style-name="P34">/assert lesActivites (pingpong, 23122015, alex, margaux).</text:p>
            <text:p text:style-name="P34">/assert lesActivites (macrame, 22122015, thomas, margaux).</text:p>
            <text:p text:style-name="P34">/assert lesEmployes (thomas, moniteur).</text:p>
          </table:table-cell>
        </table:table-row>
      </table:table>
      <text:p text:style-name="P30"/>
      <text:p text:style-name="P31">4/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4">/assert lesEmployes (pierre, directeur).</text:p>
            <text:p text:style-name="P34">/assert lesEmployes (josiane, secretaire).</text:p>
          </table:table-cell>
        </table:table-row>
      </table:table>
      <text:p text:style-name="P30"/>
      <text:p text:style-name="P18">Question <text:span text:style-name="T26">3</text:span></text:p>
      <text:p text:style-name="P15"/>
      <text:p text:style-name="P27">On crée une assert qui « cherche » ceux qui ne respecteront pas la contrainte :</text:p>
      <text:p text:style-name="P14"/>
      <table:table table:name="Table9" table:style-name="Table9">
        <table:table-column table:style-name="Table9.A"/>
        <table:table-row>
          <table:table-cell table:style-name="Table9.A1" office:value-type="string">
            <text:p text:style-name="P32"><text:span text:style-name="T20">/assert peutIlEncadrer(</text:span><text:span text:style-name="T21">A</text:span><text:span text:style-name="T20">) :- lesActivites(_,_,</text:span><text:span text:style-name="T21">A</text:span><text:span text:style-name="T20">,_), lesEmployes (</text:span><text:span text:style-name="T21">A</text:span><text:span text:style-name="T20">, </text:span><text:span text:style-name="T21">B</text:span><text:span text:style-name="T20">), <text:s/>n</text:span><text:span text:style-name="T23">ot</text:span><text:span text:style-name="T20">(</text:span><text:span text:style-name="T21">B</text:span><text:span text:style-name="T20">=moniteur).</text:span></text:p>
          </table:table-cell>
        </table:table-row>
      </table:table>
      <text:p text:style-name="P14"/>
      <text:p text:style-name="P26">...<text:span text:style-name="T29">Ainsi, si la requête retourne aucun résultat, alors la base de donnée respecte la contrainte.</text:span></text:p>
      <text:p text:style-name="P26"/>
      <text:p text:style-name="P20">Question <text:span text:style-name="T27">4</text:span></text:p>
      <text:p text:style-name="P2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"><text:span text:style-name="T20">/assert cercle(</text:span><text:span text:style-name="T22">E</text:span><text:span text:style-name="T20">1,</text:span><text:span text:style-name="T22">E</text:span><text:span text:style-name="T20">2) :- lesActivites (A, </text:span><text:span text:style-name="T22">B</text:span><text:span text:style-name="T20">, </text:span><text:span text:style-name="T22">_</text:span><text:span text:style-name="T20">, E1), lesActivites (A, </text:span><text:span text:style-name="T22">B</text:span><text:span text:style-name="T20">, </text:span><text:span text:style-name="T22">_</text:span><text:span text:style-name="T20">, E2), not(E1=E2).</text:span></text:p>
          </table:table-cell>
        </table:table-row>
      </table:table>
      <text:p text:style-name="P39"/>
      <text:p text:style-name="P21">Question <text:span text:style-name="T28">5</text:span></text:p>
      <text:p text:style-name="P2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">/assert cercleElargi(E1, E2) :- cercle(E1, E2), not(E1=E2).</text:p>
            <text:p text:style-name="P33">/assert cercleElargi(E1, E2) :- lesEnfants(E1, R, _, _), lesEnfants (E2, R, _, _), not(E1=E2).</text:p>
            <text:p text:style-name="P38"><text:span text:style-name="T19">/assert cercleElargi(E1, E2) :- cercle</text:span><text:span text:style-name="T24">Elargi</text:span><text:span text:style-name="T19">(E1, E3), cercleElargi (E</text:span><text:span text:style-name="T24">2</text:span><text:span text:style-name="T19">, E</text:span><text:span text:style-name="T24">3</text:span><text:span text:style-name="T19">), not(E1=E2), not(E</text:span><text:span text:style-name="T25">3</text:span><text:span text:style-name="T19">=E2), not(E</text:span><text:span text:style-name="T25">3</text:span><text:span text:style-name="T19">=E</text:span><text:span text:style-name="T25">1</text:span><text:span text:style-name="T19">).</text:span></text:p>
          </table:table-cell>
        </table:table-row>
      </table:table>
      <text:p text:style-name="P40"/>
      <text:p text:style-name="P22"/>
      <text:p text:style-name="P22"/>
      <text:p text:style-name="P22"/>
      <text:p text:style-name="P22"/>
      <text:p text:style-name="P22"><text:soft-page-break/>Question <text:span text:style-name="T30">6</text:span></text:p>
      <text:p text:style-name="P16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6"><text:span text:style-name="T16">/assert </text:span><text:span text:style-name="T17">PasDansMemeCercle</text:span><text:span text:style-name="T16">(E1,E2) :- lesEnfants(E1,_,_,_),lesEnfants(E2,_,_,_),not(E1=E2),</text:span></text:p>
            <text:p text:style-name="P33">not(cercle(E1,E2)).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/>
    <style:font-face style:name="FreeSans1" svg:font-family="FreeSans" style:font-family-generic="swiss"/>
    <style:font-face style:name="MathJax_Main1" svg:font-family="MathJax_Main" style:font-pitch="variable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2.912cm"/>
    </style:style>
    <style:style style:name="Table4.B" style:family="table-column">
      <style:table-column-properties style:column-width="4.101cm"/>
    </style:style>
    <style:style style:name="Table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4.B1" style:family="table-cell">
      <style:table-cell-properties fo:background-color="#7e0021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MP1" style:family="paragraph" style:parent-style-name="Table_20_Contents">
      <style:paragraph-properties fo:text-align="end" style:justify-single-word="false"/>
      <style:text-properties fo:font-size="14pt" style:text-underline-style="none" officeooo:rsid="0012058b" officeooo:paragraph-rsid="0012058b" style:font-size-asian="14pt" style:font-size-complex="14pt"/>
    </style:style>
    <style:style style:name="MP2" style:family="paragraph" style:parent-style-name="Table_20_Contents">
      <style:paragraph-properties fo:text-align="center" style:justify-single-word="false"/>
      <style:text-properties fo:font-size="14pt" officeooo:rsid="0012058b" officeooo:paragraph-rsid="0012058b" style:font-size-asian="14pt" style:font-size-complex="14pt"/>
    </style:style>
    <style:style style:name="MT1" style:family="text">
      <style:text-properties fo:color="#990000" fo:font-weight="bold" style:font-weight-asian="bold" style:font-weight-complex="bold"/>
    </style:style>
    <style:style style:name="MT2" style:family="text">
      <style:text-properties fo:color="#990000" fo:font-weight="bold" officeooo:rsid="00240c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<text:span text:style-name="MT1">APNEE </text:span><text:span text:style-name="MT2">2</text:span><text:span text:style-name="MT1"> : </text:span>COMPTE-RENDU <text:s text:c="3"/></text:p>
            </table:table-cell>
            <table:table-cell table:style-name="Table4.B1" office:value-type="string">
              <text:p text:style-name="MP2">BDD</text:p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2:38:15.238932022</meta:creation-date>
    <dc:date>2016-11-30T14:33:48.218553396</dc:date>
    <meta:editing-duration>PT4H27M59S</meta:editing-duration>
    <meta:editing-cycles>23</meta:editing-cycles>
    <meta:generator>LibreOffice/5.1.4.2$Linux_X86_64 LibreOffice_project/10m0$Build-2</meta:generator>
    <meta:document-statistic meta:table-count="12" meta:image-count="0" meta:object-count="0" meta:page-count="3" meta:paragraph-count="52" meta:word-count="303" meta:character-count="2356" meta:non-whitespace-character-count="1898"/>
  </office:meta>
</office:document-meta>
</file>